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05754279370778269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88949272543070179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72027781326719972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44673225755415802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813591102901156102"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494447159586875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83627138172797245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64995437731618605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322155" text:continue-list="list283627138172797245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2040742970323391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9786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1959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31951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30766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30478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39223109925075854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1962587657413808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729903513444805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308873"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26433547791560242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4077712723451262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673606093323410642" text:style-name="L15">
        <text:list-item>
          <text:list>
            <text:list-header>
              <text:p text:style-name="P184">1.5 miles averaging about 9:40/mile and rest 1 min</text:p>
            </text:list-header>
          </text:list>
        </text:list-item>
      </text:list>
      <text:p text:style-name="P24">1 mile in 8:26 and rest 2 min</text:p>
      <text:list xml:id="list896768774033926052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488362646993722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93674"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04905484644168649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7488748449400173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8971925741211301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317666" text:continue-list="list4074887484494001732" text:style-name="L19">
        <text:list-item>
          <text:list>
            <text:list-header>
              <text:p text:style-name="P188">(Pace*HR)=1240</text:p>
            </text:list-header>
          </text:list>
        </text:list-item>
      </text:list>
      <text:list xml:id="list41321689" text:continue-list="list1049054846441686494" text:style-name="L18">
        <text:list-item>
          <text:list>
            <text:list-header>
              <text:p text:style-name="P187">2 miles at 10:46/mile Ave HR= 121 bpm and rest a few minutes</text:p>
            </text:list-header>
          </text:list>
        </text:list-item>
      </text:list>
      <text:list xml:id="list41294223" text:continue-list="list4131766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29294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67838657832493583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14952652988146167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4914122895994568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7092309927316306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57237996004433059"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176209261552382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29847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2052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2912735969503464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20147761607794135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977938663606080204"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7392227509645609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9082748667108560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174517706179558255" text:style-name="L32">
        <text:list-item>
          <text:list>
            <text:list-header>
              <text:p text:style-name="P198">0.25 miles in 2:54</text:p>
              <text:p text:style-name="P198">1 mile in 9:21 going faster as I ran and ending at around 8:30 pace</text:p>
            </text:list-header>
          </text:list>
        </text:list-item>
      </text:list>
      <text:list xml:id="list593484054005640145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8910524300415928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9771637592715969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13819104394782029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7018341452423313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6846864386200631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5727406426052981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3T21:04:48.83</dc:date>
    <dc:creator>James Lombardi</dc:creator>
    <meta:editing-duration>P31DT12H2M53S</meta:editing-duration>
    <meta:editing-cycles>2268</meta:editing-cycles>
    <meta:generator>OpenOffice/4.1.2$Win32 OpenOffice.org_project/412m3$Build-9782</meta:generator>
    <meta:document-statistic meta:table-count="0" meta:image-count="9" meta:object-count="0" meta:page-count="224" meta:paragraph-count="6575" meta:word-count="70564" meta:character-count="360905"/>
  </office:meta>
</office:document-meta>
</file>